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" svg:font-family="Calibi"/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5fe6f"/>
    </style:style>
    <style:style style:name="P3" style:family="paragraph" style:parent-style-name="Standard">
      <style:paragraph-properties fo:text-align="justify" style:justify-single-word="false"/>
      <style:text-properties officeooo:paragraph-rsid="002ece8c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30f908" officeooo:paragraph-rsid="002ece8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3c1c62" officeooo:paragraph-rsid="0037ba0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3c1c62" officeooo:paragraph-rsid="004379b2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1" fo:font-weight="normal" officeooo:rsid="003c1c62" officeooo:paragraph-rsid="004379b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1" fo:font-weight="normal" officeooo:rsid="003c1c62" officeooo:paragraph-rsid="0049b200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1" fo:font-weight="normal" officeooo:rsid="004a3313" officeooo:paragraph-rsid="004a331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i" officeooo:rsid="0035b0d5" officeooo:paragraph-rsid="003656ea"/>
    </style:style>
    <style:style style:name="P11" style:family="paragraph" style:parent-style-name="Standard">
      <style:paragraph-properties fo:text-align="justify" style:justify-single-word="false"/>
      <style:text-properties style:font-name="Calibi" officeooo:rsid="0035b0d5" officeooo:paragraph-rsid="0037ba0d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rsid="002d1f59" officeooo:paragraph-rsid="004379b2" style:font-weight-asian="bold" style:font-weight-complex="norm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5236b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9a02" style:font-weight-asian="bold"/>
    </style:style>
    <style:style style:name="T3" style:family="text">
      <style:text-properties fo:font-weight="bold" officeooo:rsid="001f3071" style:font-weight-asian="bold"/>
    </style:style>
    <style:style style:name="T4" style:family="text">
      <style:text-properties fo:font-weight="bold" officeooo:rsid="00224604" style:font-weight-asian="bold" style:font-weight-complex="normal"/>
    </style:style>
    <style:style style:name="T5" style:family="text">
      <style:text-properties fo:font-weight="bold" officeooo:rsid="001f3071" style:font-weight-asian="bold" style:font-weight-complex="normal"/>
    </style:style>
    <style:style style:name="T6" style:family="text">
      <style:text-properties fo:font-weight="bold" officeooo:rsid="0025fe6f" style:font-weight-asian="bold" style:font-weight-complex="normal"/>
    </style:style>
    <style:style style:name="T7" style:family="text">
      <style:text-properties fo:font-weight="bold" officeooo:rsid="002898ee" style:font-weight-asian="bold" style:font-weight-complex="normal"/>
    </style:style>
    <style:style style:name="T8" style:family="text">
      <style:text-properties fo:font-weight="bold" officeooo:rsid="002d1f59" style:font-weight-asian="bold" style:font-weight-complex="normal"/>
    </style:style>
    <style:style style:name="T9" style:family="text">
      <style:text-properties fo:font-weight="bold" officeooo:rsid="002f652c" style:font-weight-asian="bold" style:font-weight-complex="normal"/>
    </style:style>
    <style:style style:name="T10" style:family="text">
      <style:text-properties fo:font-weight="bold" officeooo:rsid="0030f908" style:font-weight-asian="bold" style:font-weight-complex="normal"/>
    </style:style>
    <style:style style:name="T11" style:family="text">
      <style:text-properties fo:font-weight="bold" officeooo:rsid="002d751b" style:font-weight-asian="bold"/>
    </style:style>
    <style:style style:name="T12" style:family="text">
      <style:text-properties fo:font-weight="bold" officeooo:rsid="002d1f59" style:font-weight-asian="bold"/>
    </style:style>
    <style:style style:name="T13" style:family="text">
      <style:text-properties fo:font-weight="bold" officeooo:rsid="002f652c" style:font-weight-asian="bold"/>
    </style:style>
    <style:style style:name="T14" style:family="text">
      <style:text-properties fo:font-weight="bold" officeooo:rsid="0030f908" style:font-weight-asian="bold"/>
    </style:style>
    <style:style style:name="T15" style:family="text">
      <style:text-properties fo:font-weight="bold" officeooo:rsid="004379b2" style:font-weight-asian="bold"/>
    </style:style>
    <style:style style:name="T16" style:family="text">
      <style:text-properties fo:font-weight="bold" officeooo:rsid="0049b200" style:font-weight-asian="bold"/>
    </style:style>
    <style:style style:name="T17" style:family="text">
      <style:text-properties fo:font-weight="bold" officeooo:rsid="004e0409" style:font-weight-asian="bold"/>
    </style:style>
    <style:style style:name="T18" style:family="text">
      <style:text-properties fo:font-weight="bold" officeooo:rsid="005236b1" style:font-weight-asian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07c51" style:font-weight-asian="normal" style:font-weight-complex="normal"/>
    </style:style>
    <style:style style:name="T21" style:family="text">
      <style:text-properties fo:font-weight="normal" officeooo:rsid="002145a6" style:font-weight-asian="normal" style:font-weight-complex="normal"/>
    </style:style>
    <style:style style:name="T22" style:family="text">
      <style:text-properties fo:font-weight="normal" officeooo:rsid="00224604" style:font-weight-asian="normal" style:font-weight-complex="normal"/>
    </style:style>
    <style:style style:name="T23" style:family="text">
      <style:text-properties fo:font-weight="normal" officeooo:rsid="0026881a" style:font-weight-asian="normal" style:font-weight-complex="normal"/>
    </style:style>
    <style:style style:name="T24" style:family="text">
      <style:text-properties fo:font-weight="normal" officeooo:rsid="002706c4" style:font-weight-asian="normal" style:font-weight-complex="normal"/>
    </style:style>
    <style:style style:name="T25" style:family="text">
      <style:text-properties fo:font-weight="normal" officeooo:rsid="00274138" style:font-weight-asian="normal" style:font-weight-complex="normal"/>
    </style:style>
    <style:style style:name="T26" style:family="text">
      <style:text-properties fo:font-weight="normal" officeooo:rsid="0028c9dd" style:font-weight-asian="normal" style:font-weight-complex="normal"/>
    </style:style>
    <style:style style:name="T27" style:family="text">
      <style:text-properties fo:font-weight="normal" officeooo:rsid="002964b2" style:font-weight-asian="normal" style:font-weight-complex="normal"/>
    </style:style>
    <style:style style:name="T28" style:family="text">
      <style:text-properties fo:font-weight="normal" officeooo:rsid="002a0cc3" style:font-weight-asian="normal" style:font-weight-complex="normal"/>
    </style:style>
    <style:style style:name="T29" style:family="text">
      <style:text-properties fo:font-weight="normal" officeooo:rsid="002b41d7" style:font-weight-asian="normal" style:font-weight-complex="normal"/>
    </style:style>
    <style:style style:name="T30" style:family="text">
      <style:text-properties fo:font-weight="normal" officeooo:rsid="002d1f59" style:font-weight-asian="normal" style:font-weight-complex="normal"/>
    </style:style>
    <style:style style:name="T31" style:family="text">
      <style:text-properties fo:font-weight="normal" officeooo:rsid="0030f908" style:font-weight-asian="normal" style:font-weight-complex="normal"/>
    </style:style>
    <style:style style:name="T32" style:family="text">
      <style:text-properties fo:font-weight="normal" officeooo:rsid="003656ea" style:font-weight-asian="normal" style:font-weight-complex="normal"/>
    </style:style>
    <style:style style:name="T33" style:family="text">
      <style:text-properties fo:font-weight="normal" officeooo:rsid="0037ba0d" style:font-weight-asian="normal" style:font-weight-complex="normal"/>
    </style:style>
    <style:style style:name="T34" style:family="text">
      <style:text-properties fo:font-weight="normal" officeooo:rsid="003947ee" style:font-weight-asian="normal" style:font-weight-complex="normal"/>
    </style:style>
    <style:style style:name="T35" style:family="text">
      <style:text-properties fo:font-weight="normal" officeooo:rsid="003b01c4" style:font-weight-asian="normal" style:font-weight-complex="normal"/>
    </style:style>
    <style:style style:name="T36" style:family="text">
      <style:text-properties fo:font-weight="normal" officeooo:rsid="003c1c62" style:font-weight-asian="normal" style:font-weight-complex="normal"/>
    </style:style>
    <style:style style:name="T37" style:family="text">
      <style:text-properties fo:font-weight="normal" officeooo:rsid="00508a78" style:font-weight-asian="normal" style:font-weight-complex="normal"/>
    </style:style>
    <style:style style:name="T38" style:family="text">
      <style:text-properties fo:font-weight="normal" officeooo:rsid="005236b1" style:font-weight-asian="normal" style:font-weight-complex="normal"/>
    </style:style>
    <style:style style:name="T39" style:family="text">
      <style:text-properties fo:font-weight="normal" officeooo:rsid="005396e6" style:font-weight-asian="normal" style:font-weight-complex="normal"/>
    </style:style>
    <style:style style:name="T40" style:family="text">
      <style:text-properties officeooo:rsid="004379b2"/>
    </style:style>
    <style:style style:name="T41" style:family="text">
      <style:text-properties officeooo:rsid="0049b20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Bioinformatyka - sprawozdanie </text:span><text:span text:style-name="T11">2</text:span></text:p>
      <text:p text:style-name="P1">Filip Śnieguła 122458 </text:p>
      <text:p text:style-name="P1">Tomasz Peliński 122474</text:p>
      <text:p text:style-name="P1"><text:span text:style-name="T1">I. </text:span><text:span text:style-name="T2">Zmiany w algorytmie</text:span></text:p>
      <text:p text:style-name="P15"><text:span text:style-name="T18"><text:s text:c="2"/></text:span><text:span text:style-name="T2">I.</text:span><text:span text:style-name="T18">1</text:span><text:span text:style-name="T2"> </text:span><text:span text:style-name="T18">Generowanie populacji początkowej</text:span><text:span text:style-name="T3">: </text:span><text:span text:style-name="T38">Pierwsze</text:span><text:span text:style-name="T39"> rozwiązanie powstaje poprzez uporządkowanie oligonukleotydów malejąco wg długości. Kolejne cztery przez wybranie odpowiednio drugiego, trzeciego, czwartego i piątego oligonukleotydu wg długości i umieszczeniu go na początku, za nim reszta w losowej kolejności. Pozostałe rozwiązania bez zmian wzg. wersji pierwotnej - poprzez ułożenie oligonukleotydów w losowej kolejności.</text:span></text:p>
      <text:p text:style-name="P1"><text:span text:style-name="T1"><text:s/>I.</text:span><text:span text:style-name="T18">2</text:span><text:span text:style-name="T1"> M</text:span><text:span text:style-name="T2">utacja</text:span><text:span text:style-name="T3">: </text:span><text:span text:style-name="T20">Podczas mutacji</text:span><text:span text:style-name="T21"> rozwiązania</text:span><text:span text:style-name="T20"> przesuwane jest wiele</text:span><text:span text:style-name="T21"> elementów. Każdy element wylosowany do przesunięcia zostanie przesunięty na losową pozycję.</text:span><text:span text:style-name="T22"> Element może zostać przesunięty wiele razy podczas pojedynczej mutacji</text:span></text:p>
      <text:p text:style-name="P2"><text:span text:style-name="T22"><text:s/></text:span><text:span text:style-name="T4"><text:s/>I.</text:span><text:span text:style-name="T6">2</text:span><text:span text:style-name="T4"> </text:span><text:span text:style-name="T6">Krzyżowanie</text:span><text:span text:style-name="T5">:</text:span><text:span text:style-name="T6"> </text:span><text:span text:style-name="T5"><text:s/></text:span><text:span text:style-name="T23">W rezultacie krzyżowania powstaną cztery nowe rozwiązania (Dwa normalne i dwa z odwróconą kolejnością elementów krzyżowanych).</text:span><text:span text:style-name="T24"> Podczas podziału pierwsze rozwiązanie jest dzielone na nierówne części, z których pierwsza zawiera oligonukleotydy zawierające od 25 do 75% słów wejściowych. </text:span><text:span text:style-name="T25">Do obu części dodawane są brakujące oligonukleotydy w kolejności z drugiego rozwiązania, przy czym nie są koniecznie doklejane na koniec, a dodawane w pierwszym miejscu, w którym ich dodanie będzie nie droższe niż doklejenie ich na koniec, przy czym nie wcześniej niż poprzedni dodawany (tj. zostaje zachowana kolejność w ramach części pochodzących z różnych rozwiązań, ale między sobą mogą zostać przemieszane, por. łączenie dwóch części talii kart).</text:span></text:p>
      <text:p text:style-name="P3"><text:span text:style-name="T22"><text:s/></text:span><text:span text:style-name="T4"><text:s/>I.</text:span><text:span text:style-name="T7">3</text:span><text:span text:style-name="T4"> </text:span><text:span text:style-name="T7">Turniej</text:span><text:span text:style-name="T5">:</text:span><text:span text:style-name="T7"> </text:span><text:span text:style-name="T26">Podczas turnieju wybieranych jest liczba rozwiązań równa rozmiarowi populacji początkowej. Wszystkie oprócz ostatniego są wybierane w następujący sposób: </text:span><text:span text:style-name="T27">z rozwiązań pozostałych w obecnej populacji wybieranych jest piętnaście rozwiązań, przy jedno rozwiązanie może trafić do jednej edycji turnieju wielokrotnie</text:span><text:span text:style-name="T28">, z tym że do danej edycji turnieju muszą trafić co najmniej dwa różne rozwiązania. </text:span><text:span text:style-name="T29">Z tych rozwiązań najlepsze jest usuwane z aktualnej populacji i trafia do populacji wynikowej. Pozostałe mogą być rozpatrywane w kolejnych edycjach turnieju. </text:span><text:span text:style-name="T30">Jako ostatnie rozwiązanie do populacji wynikowej trafia najlepsze pozostałe w aktualnej populacji rozwiązanie.</text:span></text:p>
      <text:p text:style-name="P3"><text:span text:style-name="T8">I</text:span><text:span text:style-name="T9">I. </text:span><text:span text:style-name="T10">Wyniki testów: </text:span></text:p>
      <text:p text:style-name="P4"/>
      <text:p text:style-name="P4"><draw:frame draw:style-name="fr1" draw:name="Obiekt1" text:anchor-type="paragraph" svg:width="21.001cm" svg:height="7.123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0"><text:span text:style-name="T31">Ś</text:span><text:span text:style-name="T19">redni</text:span><text:span text:style-name="T37">a</text:span><text:span text:style-name="T19"> różnica od rozwiązania optymalnego przy błędach tylko pozytywnych: </text:span><text:span text:style-name="T32"><text:s/>81,9416666667</text:span><text:span text:style-name="T34"> (23,44 %)</text:span></text:p>
      <text:p text:style-name="P11"><text:span text:style-name="T31">Ś</text:span><text:span text:style-name="T32">redni</text:span><text:span text:style-name="T37">a</text:span><text:span text:style-name="T32"> różnica od rozwiązania optymalnego przy błędach tylko negatywnych: </text:span><text:span text:style-name="T33"><text:s/>81,8933333333</text:span><text:span text:style-name="T35"> (</text:span><text:span text:style-name="T36">29,80%)</text:span></text:p>
      <text:p text:style-name="P6"><draw:frame draw:style-name="fr1" draw:name="Obiekt2" text:anchor-type="paragraph" svg:width="21.001cm" svg:height="9.30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13"><draw:frame draw:style-name="fr2" draw:name="Obiekt3" text:anchor-type="paragraph" svg:x="-2.526cm" svg:y="0.326cm" svg:width="21.001cm" svg:height="9.29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7"><text:span text:style-name="T12">I</text:span><text:span text:style-name="T15">I</text:span><text:span text:style-name="T13">I. </text:span><text:span text:style-name="T15">Plusy i minusy rozwiązania:</text:span></text:p>
      <text:p text:style-name="P8"><text:span text:style-name="T17"><text:tab/></text:span><text:span text:style-name="T40">+ niski czas do otrzymania rozwiązania dobrej jakości;</text:span></text:p>
      <text:p text:style-name="P8"><text:span text:style-name="T16"><text:tab/></text:span><text:span text:style-name="T41">- duża skłonność do wpadania w optima lokalne;</text:span><text:span text:style-name="T14"> </text:span></text:p>
      <text:p text:style-name="P9"><text:span text:style-name="T14"><text:tab/></text:span>- niewielka poprawa jakości wraz ze zwiększaniem czasu działania;</text:p>
      <text:p text:style-name="P9"><text:tab/>- duża losowość wyników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i" svg:font-family="Calibi"/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Sniegula</meta:initial-creator>
    <meta:editing-cycles>52</meta:editing-cycles>
    <meta:creation-date>2017-04-25T17:56:00</meta:creation-date>
    <dc:date>2017-06-06T07:38:50.021000000</dc:date>
    <meta:editing-duration>PT2H8M28S</meta:editing-duration>
    <meta:generator>LibreOffice/5.3.3.2$Windows_X86_64 LibreOffice_project/3d9a8b4b4e538a85e0782bd6c2d430bafe583448</meta:generator>
    <meta:document-statistic meta:table-count="0" meta:image-count="0" meta:object-count="3" meta:page-count="3" meta:paragraph-count="16" meta:word-count="348" meta:character-count="2621" meta:non-whitespace-character-count="22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abel-arrangement="side-by-side" chart:link-data-style-to-source="true" chart:axis-position="0" style:rotation-angle="270"/>
      <style:graphic-properties svg:stroke-color="#b3b3b3"/>
      <style:text-properties fo:font-size="7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7.122cm" xlink:href="." xlink:type="simple" chart:class="chart:bar" chart:style-name="ch1">
        <chart:title svg:x="8.353cm" svg:y="0.277cm" chart:style-name="ch2">
          <text:p>Plik / Średna różnica</text:p>
        </chart:title>
        <chart:plot-area chart:style-name="ch3" chart:data-source-has-labels="both" svg:x="0.153cm" svg:y="1.286cm" svg:width="20.844cm" svg:height="6.012cm">
          <chartooo:coordinate-region svg:x="0.96cm" svg:y="1.459cm" svg:width="20.037cm" svg:height="4.317cm"/>
          <chart:axis chart:dimension="x" chart:name="primary-x" chart:style-name="ch4" chartooo:axis-type="text">
            <chart:categories table:cell-range-address="local-table.$A$2:.$A$53"/>
          </chart:axis>
          <chart:axis chart:dimension="y" chart:name="primary-y" chart:style-name="ch5">
            <chart:title svg:x="0cm" svg:y="3.791cm" chart:style-name="ch6">
              <text:p>Średni błąd</text:p>
            </chart:title>
            <chart:grid chart:style-name="ch7" chart:class="major"/>
          </chart:axis>
          <chart:series chart:style-name="ch8" chart:values-cell-range-address="local-table.$B$2:.$B$53" chart:label-cell-address="local-table.$B$1" chart:class="chart:bar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óżnica</text:p>
              </table:table-cell>
            </table:table-row>
          </table:table-header-rows>
          <table:table-rows>
            <table:table-row>
              <table:table-cell office:value-type="string">
                <text:p>10.500-100</text:p>
              </table:table-cell>
              <table:table-cell office:value-type="float" office:value="132.428571428571">
                <text:p>132.428571428571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3.285714285714">
                <text:p>123.285714285714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29.7142857142857">
                <text:p>29.7142857142857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26.1666666666667">
                <text:p>26.1666666666667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49.6666666666667">
                <text:p>49.6666666666667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30.1666666666667">
                <text:p>30.1666666666667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70.8333333333333">
                <text:p>70.8333333333333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1.833333333333">
                <text:p>111.833333333333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99.8333333333333">
                <text:p>99.8333333333333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44.8333333333333">
                <text:p>44.8333333333333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38.6666666666667">
                <text:p>38.6666666666667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70.1666666666667">
                <text:p>70.1666666666667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66.3333333333333">
                <text:p>66.3333333333333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42.6">
                <text:p>142.6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abel-arrangement="side-by-side" chart:link-data-style-to-source="tru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9.3cm" xlink:href="." xlink:type="simple" chart:class="chart:bar" chart:style-name="ch1">
        <chart:legend chart:legend-position="end" svg:x="13.378cm" svg:y="0.104cm" style:legend-expansion="high" chart:style-name="ch2"/>
        <chart:plot-area chart:style-name="ch3" chart:data-source-has-labels="both" svg:x="-0.216cm" svg:y="0.851cm" svg:width="20.922cm" svg:height="8.01cm">
          <chartooo:coordinate-region svg:x="0.776cm" svg:y="1.024cm" svg:width="19.93cm" svg:height="6.077cm"/>
          <chart:axis chart:dimension="x" chart:name="primary-x" chart:style-name="ch4" chartooo:axis-type="text">
            <chart:categories table:cell-range-address="local-table.$A$2:.$A$2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98" chart:label-cell-address="local-table.$B$1" chart:class="chart:bar">
            <chart:data-point chart:repeated="297"/>
          </chart:series>
          <chart:series chart:style-name="ch8" chart:values-cell-range-address="local-table.$C$2:.$C$298" chart:label-cell-address="local-table.$C$1" chart:class="chart:bar">
            <chart:data-point chart:repeated="2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óżnica</text:p>
              </table:table-cell>
              <table:table-cell office:value-type="string">
                <text:p>Czas (ms)</text:p>
              </table:table-cell>
            </table:table-row>
          </table:table-header-rows>
          <table:table-rows>
            <table:table-row>
              <table:table-cell office:value-type="string">
                <text:p>10.500-100</text:p>
              </table:table-cell>
              <table:table-cell office:value-type="float" office:value="133">
                <text:p>1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1">
                <text:p>131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3">
                <text:p>133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3">
                <text:p>133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2">
                <text:p>132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3">
                <text:p>1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2">
                <text:p>132</text:p>
              </table:table-cell>
              <table:table-cell office:value-type="float" office:value="288.9">
                <text:p>288.9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4">
                <text:p>12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4">
                <text:p>124</text:p>
              </table:table-cell>
              <table:table-cell office:value-type="float" office:value="135.8">
                <text:p>135.8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3">
                <text:p>123</text:p>
              </table:table-cell>
              <table:table-cell office:value-type="float" office:value="156.8">
                <text:p>156.8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4">
                <text:p>124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4">
                <text:p>12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0">
                <text:p>120</text:p>
              </table:table-cell>
              <table:table-cell office:value-type="float" office:value="411.8">
                <text:p>411.8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50">
                <text:p>5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27">
                <text:p>27</text:p>
              </table:table-cell>
              <table:table-cell office:value-type="float" office:value="267.7">
                <text:p>267.7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36">
                <text:p>36</text:p>
              </table:table-cell>
              <table:table-cell office:value-type="float" office:value="310.4">
                <text:p>310.4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20">
                <text:p>20</text:p>
              </table:table-cell>
              <table:table-cell office:value-type="float" office:value="340.6">
                <text:p>340.6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19">
                <text:p>19</text:p>
              </table:table-cell>
              <table:table-cell office:value-type="float" office:value="362.9">
                <text:p>362.9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27">
                <text:p>27</text:p>
              </table:table-cell>
              <table:table-cell office:value-type="float" office:value="904.3">
                <text:p>904.3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29">
                <text:p>29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154.7">
                <text:p>154.7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376.4">
                <text:p>376.4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411.3">
                <text:p>411.3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63">
                <text:p>6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29">
                <text:p>29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29">
                <text:p>2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29">
                <text:p>29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29">
                <text:p>29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29">
                <text:p>29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56">
                <text:p>5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45">
                <text:p>4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14">
                <text:p>14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14">
                <text:p>14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14">
                <text:p>14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54">
                <text:p>5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46">
                <text:p>46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51">
                <text:p>51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49">
                <text:p>49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49">
                <text:p>4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49">
                <text:p>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5">
                <text:p>4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2">
                <text:p>4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2">
                <text:p>42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2">
                <text:p>42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4">
                <text:p>44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1">
                <text:p>41</text:p>
              </table:table-cell>
              <table:table-cell office:value-type="float" office:value="163.2">
                <text:p>163.2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79">
                <text:p>7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53">
                <text:p>53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48">
                <text:p>48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50">
                <text:p>50</text:p>
              </table:table-cell>
              <table:table-cell office:value-type="float" office:value="130.3">
                <text:p>130.3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48">
                <text:p>48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54">
                <text:p>5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25">
                <text:p>25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26">
                <text:p>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25">
                <text:p>25</text:p>
              </table:table-cell>
              <table:table-cell office:value-type="float" office:value="241.4">
                <text:p>241.4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71">
                <text:p>7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8">
                <text:p>68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4">
                <text:p>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7">
                <text:p>67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7">
                <text:p>6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74">
                <text:p>7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69">
                <text:p>6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71">
                <text:p>71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71">
                <text:p>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69">
                <text:p>69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71">
                <text:p>71</text:p>
              </table:table-cell>
              <table:table-cell office:value-type="float" office:value="135.3">
                <text:p>135.3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3">
                <text:p>5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2">
                <text:p>52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2">
                <text:p>52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2">
                <text:p>52</text:p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2">
                <text:p>52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1">
                <text:p>51</text:p>
              </table:table-cell>
              <table:table-cell office:value-type="float" office:value="399.1">
                <text:p>399.1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103">
                <text:p>10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100">
                <text:p>100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100">
                <text:p>1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101">
                <text:p>101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94">
                <text:p>94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93">
                <text:p>93</text:p>
              </table:table-cell>
              <table:table-cell office:value-type="float" office:value="206.3">
                <text:p>206.3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4">
                <text:p>1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3">
                <text:p>12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18">
                <text:p>118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4">
                <text:p>124</text:p>
              </table:table-cell>
              <table:table-cell office:value-type="float" office:value="139.2">
                <text:p>139.2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3">
                <text:p>123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3">
                <text:p>123</text:p>
              </table:table-cell>
              <table:table-cell office:value-type="float" office:value="253.2">
                <text:p>253.2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2">
                <text:p>1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2">
                <text:p>112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2">
                <text:p>112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2">
                <text:p>112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2">
                <text:p>112</text:p>
              </table:table-cell>
              <table:table-cell office:value-type="float" office:value="281.9">
                <text:p>281.9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1">
                <text:p>111</text:p>
              </table:table-cell>
              <table:table-cell office:value-type="float" office:value="400.1">
                <text:p>400.1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154">
                <text:p>154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86">
                <text:p>86</text:p>
              </table:table-cell>
              <table:table-cell office:value-type="float" office:value="298.8">
                <text:p>298.8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52">
                <text:p>52</text:p>
              </table:table-cell>
              <table:table-cell office:value-type="float" office:value="327.1">
                <text:p>327.1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86">
                <text:p>86</text:p>
              </table:table-cell>
              <table:table-cell office:value-type="float" office:value="330.9">
                <text:p>330.9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136">
                <text:p>136</text:p>
              </table:table-cell>
              <table:table-cell office:value-type="float" office:value="701.2">
                <text:p>701.2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85">
                <text:p>85</text:p>
              </table:table-cell>
              <table:table-cell office:value-type="float" office:value="957.3">
                <text:p>957.3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156.6">
                <text:p>156.6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260.7">
                <text:p>260.7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100">
                <text:p>10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30">
                <text:p>3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41">
                <text:p>41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32">
                <text:p>32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39">
                <text:p>39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27">
                <text:p>27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70">
                <text:p>7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33">
                <text:p>33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36">
                <text:p>36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32">
                <text:p>32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28">
                <text:p>28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33">
                <text:p>33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5">
                <text:p>4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3">
                <text:p>4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0">
                <text:p>40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3">
                <text:p>43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3">
                <text:p>43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38">
                <text:p>38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8">
                <text:p>4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2">
                <text:p>42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0">
                <text:p>40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3">
                <text:p>43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0">
                <text:p>40</text:p>
              </table:table-cell>
              <table:table-cell office:value-type="float" office:value="139.7">
                <text:p>139.7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92">
                <text:p>9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53">
                <text:p>5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62">
                <text:p>62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66">
                <text:p>66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60">
                <text:p>60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55">
                <text:p>55</text:p>
              </table:table-cell>
              <table:table-cell office:value-type="float" office:value="136.6">
                <text:p>136.6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262.3">
                <text:p>262.3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150.3">
                <text:p>150.3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167.8">
                <text:p>167.8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340.5">
                <text:p>340.5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457.8">
                <text:p>457.8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97">
                <text:p>9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90">
                <text:p>90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90">
                <text:p>90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89">
                <text:p>89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89">
                <text:p>89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89">
                <text:p>89</text:p>
              </table:table-cell>
              <table:table-cell office:value-type="float" office:value="879.3">
                <text:p>879.3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65">
                <text:p>16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57">
                <text:p>157</text:p>
              </table:table-cell>
              <table:table-cell office:value-type="float" office:value="138.8">
                <text:p>138.8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58">
                <text:p>158</text:p>
              </table:table-cell>
              <table:table-cell office:value-type="float" office:value="155.8">
                <text:p>155.8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53">
                <text:p>153</text:p>
              </table:table-cell>
              <table:table-cell office:value-type="float" office:value="178.3">
                <text:p>178.3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61">
                <text:p>161</text:p>
              </table:table-cell>
              <table:table-cell office:value-type="float" office:value="320.6">
                <text:p>320.6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60">
                <text:p>16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2">
                <text:p>7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0">
                <text:p>70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1">
                <text:p>71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1">
                <text:p>71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0">
                <text:p>70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66">
                <text:p>6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75">
                <text:p>7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71">
                <text:p>7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71">
                <text:p>71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70">
                <text:p>70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66">
                <text:p>66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68">
                <text:p>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94">
                <text:p>9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86">
                <text:p>86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47">
                <text:p>47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47">
                <text:p>47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47">
                <text:p>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47">
                <text:p>47</text:p>
              </table:table-cell>
              <table:table-cell office:value-type="float" office:value="395.9">
                <text:p>395.9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104">
                <text:p>10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79">
                <text:p>79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82">
                <text:p>82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81">
                <text:p>81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88">
                <text:p>88</text:p>
              </table:table-cell>
              <table:table-cell office:value-type="float" office:value="180.3">
                <text:p>180.3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80">
                <text:p>80</text:p>
              </table:table-cell>
              <table:table-cell office:value-type="float" office:value="204.1">
                <text:p>204.1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  <table:table-cell office:value-type="float" office:value="130.2">
                <text:p>130.2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  <table:table-cell office:value-type="float" office:value="213.7">
                <text:p>213.7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  <table:table-cell office:value-type="float" office:value="266.6">
                <text:p>266.6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5">
                <text:p>11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4">
                <text:p>114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5">
                <text:p>115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3">
                <text:p>113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5">
                <text:p>115</text:p>
              </table:table-cell>
              <table:table-cell office:value-type="float" office:value="219.9">
                <text:p>219.9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150">
                <text:p>150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49">
                <text:p>49</text:p>
              </table:table-cell>
              <table:table-cell office:value-type="float" office:value="223.7">
                <text:p>223.7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39">
                <text:p>39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82">
                <text:p>82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39">
                <text:p>39</text:p>
              </table:table-cell>
              <table:table-cell office:value-type="float" office:value="481.7">
                <text:p>481.7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39">
                <text:p>39</text:p>
              </table:table-cell>
              <table:table-cell office:value-type="float" office:value="638.3">
                <text:p>638.3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38">
                <text:p>138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36">
                <text:p>136</text:p>
              </table:table-cell>
              <table:table-cell office:value-type="float" office:value="129.3">
                <text:p>129.3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41">
                <text:p>141</text:p>
              </table:table-cell>
              <table:table-cell office:value-type="float" office:value="139.2">
                <text:p>139.2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32">
                <text:p>132</text:p>
              </table:table-cell>
              <table:table-cell office:value-type="float" office:value="209.7">
                <text:p>209.7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38">
                <text:p>138</text:p>
              </table:table-cell>
              <table:table-cell office:value-type="float" office:value="277.2">
                <text:p>277.2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7">
                <text:p>67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8">
                <text:p>68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8">
                <text:p>68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8">
                <text:p>68</text:p>
              </table:table-cell>
              <table:table-cell office:value-type="float" office:value="145.6">
                <text:p>145.6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7">
                <text:p>67</text:p>
              </table:table-cell>
              <table:table-cell office:value-type="float" office:value="202.7">
                <text:p>202.7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3">
                <text:p>83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2">
                <text:p>82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4">
                <text:p>84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1">
                <text:p>81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1">
                <text:p>81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5">
                <text:p>105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6">
                <text:p>106</text:p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6">
                <text:p>106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6">
                <text:p>106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5">
                <text:p>105</text:p>
              </table:table-cell>
              <table:table-cell office:value-type="float" office:value="375.6">
                <text:p>375.6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100">
                <text:p>10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87">
                <text:p>87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96">
                <text:p>96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85">
                <text:p>85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93">
                <text:p>93</text:p>
              </table:table-cell>
              <table:table-cell office:value-type="float" office:value="212.3">
                <text:p>212.3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100">
                <text:p>100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97">
                <text:p>97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100">
                <text:p>100</text:p>
              </table:table-cell>
              <table:table-cell office:value-type="float" office:value="170.3">
                <text:p>170.3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100">
                <text:p>100</text:p>
              </table:table-cell>
              <table:table-cell office:value-type="float" office:value="266.2">
                <text:p>266.2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99">
                <text:p>99</text:p>
              </table:table-cell>
              <table:table-cell office:value-type="float" office:value="316.1">
                <text:p>316.1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6">
                <text:p>116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9">
                <text:p>119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8">
                <text:p>118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7">
                <text:p>117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4">
                <text:p>114</text:p>
              </table:table-cell>
              <table:table-cell office:value-type="float" office:value="203.6">
                <text:p>203.6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110">
                <text:p>110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51">
                <text:p>51</text:p>
              </table:table-cell>
              <table:table-cell office:value-type="float" office:value="231.3">
                <text:p>231.3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111">
                <text:p>111</text:p>
              </table:table-cell>
              <table:table-cell office:value-type="float" office:value="250.3">
                <text:p>250.3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51">
                <text:p>51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49">
                <text:p>49</text:p>
              </table:table-cell>
              <table:table-cell office:value-type="float" office:value="640.4">
                <text:p>640.4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46">
                <text:p>146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42">
                <text:p>142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43">
                <text:p>143</text:p>
              </table:table-cell>
              <table:table-cell office:value-type="float" office:value="153.3">
                <text:p>153.3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44">
                <text:p>144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38">
                <text:p>138</text:p>
              </table:table-cell>
              <table:table-cell office:value-type="float" office:value="278.1">
                <text:p>278.1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5">
                <text:p>95</text:p>
              </table:table-cell>
              <table:table-cell office:value-type="float" office:value="137.3">
                <text:p>137.3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7">
                <text:p>97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7">
                <text:p>97</text:p>
              </table:table-cell>
              <table:table-cell office:value-type="float" office:value="226.1">
                <text:p>226.1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7">
                <text:p>9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5">
                <text:p>9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7">
                <text:p>107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8">
                <text:p>108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6">
                <text:p>106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8">
                <text:p>108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9">
                <text:p>10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8">
                <text:p>3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8">
                <text:p>38</text:p>
              </table:table-cell>
              <table:table-cell office:value-type="float" office:value="266.3">
                <text:p>266.3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8">
                <text:p>3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7">
                <text:p>37</text:p>
              </table:table-cell>
              <table:table-cell office:value-type="float" office:value="516.5">
                <text:p>516.5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8">
                <text:p>38</text:p>
              </table:table-cell>
              <table:table-cell office:value-type="float" office:value="610.4">
                <text:p>610.4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1">
                <text:p>131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4">
                <text:p>1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8">
                <text:p>1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9">
                <text:p>139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0">
                <text:p>130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4">
                <text:p>44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3">
                <text:p>43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2">
                <text:p>42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1">
                <text:p>41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1">
                <text:p>4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62">
                <text:p>6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62">
                <text:p>62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54">
                <text:p>54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56">
                <text:p>56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63">
                <text:p>63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  <table:table-cell office:value-type="float" office:value="245.7">
                <text:p>245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abel-arrangement="side-by-side" chart:link-data-style-to-source="tru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9.297cm" xlink:href="." xlink:type="simple" chart:class="chart:bar" chart:style-name="ch1">
        <chart:legend chart:legend-position="end" svg:x="13.314cm" svg:y="0.104cm" style:legend-expansion="high" chart:style-name="ch2"/>
        <chart:plot-area chart:style-name="ch3" chart:data-source-has-labels="both" svg:x="-0.031cm" svg:y="0.85cm" svg:width="20.737cm" svg:height="8.008cm">
          <chartooo:coordinate-region svg:x="0.776cm" svg:y="1.023cm" svg:width="19.93cm" svg:height="6.075cm"/>
          <chart:axis chart:dimension="x" chart:name="primary-x" chart:style-name="ch4" chartooo:axis-type="text">
            <chart:categories table:cell-range-address="local-table.$A$2:.$A$2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98" chart:label-cell-address="local-table.$B$1" chart:class="chart:bar">
            <chart:data-point chart:repeated="297"/>
          </chart:series>
          <chart:series chart:style-name="ch8" chart:values-cell-range-address="local-table.$C$2:.$C$298" chart:label-cell-address="local-table.$C$1" chart:class="chart:bar">
            <chart:data-point chart:repeated="2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óżnica</text:p>
              </table:table-cell>
              <table:table-cell office:value-type="string">
                <text:p>Czas (dcs)</text:p>
              </table:table-cell>
            </table:table-row>
          </table:table-header-rows>
          <table:table-rows>
            <table:table-row>
              <table:table-cell office:value-type="string">
                <text:p>10.500-100</text:p>
              </table:table-cell>
              <table:table-cell office:value-type="float" office:value="133">
                <text:p>13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1">
                <text:p>131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3">
                <text:p>133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3">
                <text:p>133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2">
                <text:p>132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3">
                <text:p>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.500-100</text:p>
              </table:table-cell>
              <table:table-cell office:value-type="float" office:value="132">
                <text:p>132</text:p>
              </table:table-cell>
              <table:table-cell office:value-type="float" office:value="28.89">
                <text:p>28.89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4">
                <text:p>12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4">
                <text:p>12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4">
                <text:p>124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3">
                <text:p>123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4">
                <text:p>124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4">
                <text:p>124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.500-200</text:p>
              </table:table-cell>
              <table:table-cell office:value-type="float" office:value="120">
                <text:p>120</text:p>
              </table:table-cell>
              <table:table-cell office:value-type="float" office:value="41.18">
                <text:p>41.18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50">
                <text:p>5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27">
                <text:p>27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36">
                <text:p>36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20">
                <text:p>20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19">
                <text:p>19</text:p>
              </table:table-cell>
              <table:table-cell office:value-type="float" office:value="36.29">
                <text:p>36.29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27">
                <text:p>27</text:p>
              </table:table-cell>
              <table:table-cell office:value-type="float" office:value="90.43">
                <text:p>90.43</text:p>
              </table:table-cell>
            </table:table-row>
            <table:table-row>
              <table:table-cell office:value-type="string">
                <text:p>10.500+200</text:p>
              </table:table-cell>
              <table:table-cell office:value-type="float" office:value="29">
                <text:p>29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37.64">
                <text:p>37.64</text:p>
              </table:table-cell>
            </table:table-row>
            <table:table-row>
              <table:table-cell office:value-type="string">
                <text:p>10.500+50</text:p>
              </table:table-cell>
              <table:table-cell office:value-type="float" office:value="166">
                <text:p>166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63">
                <text:p>6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29">
                <text:p>2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29">
                <text:p>2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29">
                <text:p>29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29">
                <text:p>29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13.500-8</text:p>
              </table:table-cell>
              <table:table-cell office:value-type="float" office:value="29">
                <text:p>29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56">
                <text:p>5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14">
                <text:p>1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45">
                <text:p>4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14">
                <text:p>1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14">
                <text:p>14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144.500-12</text:p>
              </table:table-cell>
              <table:table-cell office:value-type="float" office:value="14">
                <text:p>14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54">
                <text:p>5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46">
                <text:p>4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51">
                <text:p>51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49">
                <text:p>49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49">
                <text:p>4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.200-40</text:p>
              </table:table-cell>
              <table:table-cell office:value-type="float" office:value="49">
                <text:p>4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5">
                <text:p>4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2">
                <text:p>42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2">
                <text:p>4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2">
                <text:p>42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4">
                <text:p>44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18.200-80</text:p>
              </table:table-cell>
              <table:table-cell office:value-type="float" office:value="41">
                <text:p>41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79">
                <text:p>7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53">
                <text:p>53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48">
                <text:p>48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52">
                <text:p>5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50">
                <text:p>50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18.200+20</text:p>
              </table:table-cell>
              <table:table-cell office:value-type="float" office:value="48">
                <text:p>48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54">
                <text:p>54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26">
                <text:p>2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25">
                <text:p>25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26">
                <text:p>2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25">
                <text:p>25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18.200+80</text:p>
              </table:table-cell>
              <table:table-cell office:value-type="float" office:value="25">
                <text:p>2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71">
                <text:p>7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8">
                <text:p>68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7">
                <text:p>67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20.300-120</text:p>
              </table:table-cell>
              <table:table-cell office:value-type="float" office:value="67">
                <text:p>67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74">
                <text:p>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69">
                <text:p>69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71">
                <text:p>7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71">
                <text:p>7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69">
                <text:p>69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20.300-60</text:p>
              </table:table-cell>
              <table:table-cell office:value-type="float" office:value="71">
                <text:p>71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3">
                <text:p>5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2">
                <text:p>52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2">
                <text:p>52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2">
                <text:p>52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2">
                <text:p>52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20.300+120</text:p>
              </table:table-cell>
              <table:table-cell office:value-type="float" office:value="51">
                <text:p>51</text:p>
              </table:table-cell>
              <table:table-cell office:value-type="float" office:value="39.91">
                <text:p>39.91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103">
                <text:p>10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100">
                <text:p>100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100">
                <text:p>1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101">
                <text:p>101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94">
                <text:p>94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20.300+30</text:p>
              </table:table-cell>
              <table:table-cell office:value-type="float" office:value="93">
                <text:p>93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4">
                <text:p>12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3">
                <text:p>123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18">
                <text:p>118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4">
                <text:p>124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3">
                <text:p>123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25.500-100</text:p>
              </table:table-cell>
              <table:table-cell office:value-type="float" office:value="123">
                <text:p>123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2">
                <text:p>11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2">
                <text:p>112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2">
                <text:p>112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2">
                <text:p>112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2">
                <text:p>112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25.500-200</text:p>
              </table:table-cell>
              <table:table-cell office:value-type="float" office:value="111">
                <text:p>111</text:p>
              </table:table-cell>
              <table:table-cell office:value-type="float" office:value="40.01">
                <text:p>40.01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154">
                <text:p>15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86">
                <text:p>86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52">
                <text:p>52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86">
                <text:p>86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136">
                <text:p>136</text:p>
              </table:table-cell>
              <table:table-cell office:value-type="float" office:value="70.12">
                <text:p>70.12</text:p>
              </table:table-cell>
            </table:table-row>
            <table:table-row>
              <table:table-cell office:value-type="string">
                <text:p>25.500+200</text:p>
              </table:table-cell>
              <table:table-cell office:value-type="float" office:value="85">
                <text:p>85</text:p>
              </table:table-cell>
              <table:table-cell office:value-type="float" office:value="95.73">
                <text:p>95.73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25.500+50</text:p>
              </table:table-cell>
              <table:table-cell office:value-type="float" office:value="163">
                <text:p>163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100">
                <text:p>1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30">
                <text:p>3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41">
                <text:p>41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32">
                <text:p>32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39">
                <text:p>39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28.500-18</text:p>
              </table:table-cell>
              <table:table-cell office:value-type="float" office:value="27">
                <text:p>27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70">
                <text:p>7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33">
                <text:p>33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36">
                <text:p>3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32">
                <text:p>3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28">
                <text:p>28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34.500-32</text:p>
              </table:table-cell>
              <table:table-cell office:value-type="float" office:value="33">
                <text:p>33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5">
                <text:p>4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3">
                <text:p>43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0">
                <text:p>4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3">
                <text:p>43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43">
                <text:p>43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35.200-40</text:p>
              </table:table-cell>
              <table:table-cell office:value-type="float" office:value="38">
                <text:p>3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8">
                <text:p>4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2">
                <text:p>4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0">
                <text:p>4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3">
                <text:p>43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35.200-80</text:p>
              </table:table-cell>
              <table:table-cell office:value-type="float" office:value="40">
                <text:p>40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92">
                <text:p>9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53">
                <text:p>53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62">
                <text:p>62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66">
                <text:p>66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60">
                <text:p>60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35.200+20</text:p>
              </table:table-cell>
              <table:table-cell office:value-type="float" office:value="55">
                <text:p>55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5.200+80</text:p>
              </table:table-cell>
              <table:table-cell office:value-type="float" office:value="0">
                <text:p>0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53.500-100</text:p>
              </table:table-cell>
              <table:table-cell office:value-type="float" office:value="122">
                <text:p>12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string">
                <text:p>53.500-200</text:p>
              </table:table-cell>
              <table:table-cell office:value-type="float" office:value="124">
                <text:p>124</text:p>
              </table:table-cell>
              <table:table-cell office:value-type="float" office:value="45.78">
                <text:p>45.78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97">
                <text:p>9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90">
                <text:p>90</text:p>
              </table:table-cell>
              <table:table-cell office:value-type="float" office:value="30.96">
                <text:p>30.96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90">
                <text:p>90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89">
                <text:p>89</text:p>
              </table:table-cell>
              <table:table-cell office:value-type="float" office:value="40.65">
                <text:p>40.65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89">
                <text:p>89</text:p>
              </table:table-cell>
              <table:table-cell office:value-type="float" office:value="72.04">
                <text:p>72.04</text:p>
              </table:table-cell>
            </table:table-row>
            <table:table-row>
              <table:table-cell office:value-type="string">
                <text:p>53.500+200</text:p>
              </table:table-cell>
              <table:table-cell office:value-type="float" office:value="89">
                <text:p>89</text:p>
              </table:table-cell>
              <table:table-cell office:value-type="float" office:value="87.93">
                <text:p>87.93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65">
                <text:p>165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57">
                <text:p>157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58">
                <text:p>158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53">
                <text:p>153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61">
                <text:p>161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53.500+50</text:p>
              </table:table-cell>
              <table:table-cell office:value-type="float" office:value="160">
                <text:p>16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2">
                <text:p>7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0">
                <text:p>70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1">
                <text:p>71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1">
                <text:p>71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70">
                <text:p>70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55.300-120</text:p>
              </table:table-cell>
              <table:table-cell office:value-type="float" office:value="66">
                <text:p>6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75">
                <text:p>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71">
                <text:p>71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71">
                <text:p>71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70">
                <text:p>70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66">
                <text:p>66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5.300-60</text:p>
              </table:table-cell>
              <table:table-cell office:value-type="float" office:value="68">
                <text:p>68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94">
                <text:p>9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86">
                <text:p>86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47">
                <text:p>47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47">
                <text:p>47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47">
                <text:p>47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55.300+120</text:p>
              </table:table-cell>
              <table:table-cell office:value-type="float" office:value="47">
                <text:p>47</text:p>
              </table:table-cell>
              <table:table-cell office:value-type="float" office:value="39.59">
                <text:p>39.59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104">
                <text:p>10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79">
                <text:p>79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82">
                <text:p>82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81">
                <text:p>81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88">
                <text:p>88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55.300+30</text:p>
              </table:table-cell>
              <table:table-cell office:value-type="float" office:value="80">
                <text:p>8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55.400-160</text:p>
              </table:table-cell>
              <table:table-cell office:value-type="float" office:value="88">
                <text:p>88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5">
                <text:p>115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4">
                <text:p>11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5">
                <text:p>115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3">
                <text:p>113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55.400-80</text:p>
              </table:table-cell>
              <table:table-cell office:value-type="float" office:value="115">
                <text:p>115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150">
                <text:p>15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49">
                <text:p>49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39">
                <text:p>39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82">
                <text:p>82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39">
                <text:p>39</text:p>
              </table:table-cell>
              <table:table-cell office:value-type="float" office:value="48.17">
                <text:p>48.17</text:p>
              </table:table-cell>
            </table:table-row>
            <table:table-row>
              <table:table-cell office:value-type="string">
                <text:p>55.400+160</text:p>
              </table:table-cell>
              <table:table-cell office:value-type="float" office:value="39">
                <text:p>39</text:p>
              </table:table-cell>
              <table:table-cell office:value-type="float" office:value="63.83">
                <text:p>63.83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38">
                <text:p>138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36">
                <text:p>136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41">
                <text:p>141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32">
                <text:p>132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55.400+40</text:p>
              </table:table-cell>
              <table:table-cell office:value-type="float" office:value="138">
                <text:p>138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7">
                <text:p>67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8">
                <text:p>6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8">
                <text:p>68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8">
                <text:p>68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58.300-120</text:p>
              </table:table-cell>
              <table:table-cell office:value-type="float" office:value="67">
                <text:p>6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3">
                <text:p>83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2">
                <text:p>82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4">
                <text:p>84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1">
                <text:p>81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58.300-60</text:p>
              </table:table-cell>
              <table:table-cell office:value-type="float" office:value="81">
                <text:p>8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5">
                <text:p>105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6">
                <text:p>106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6">
                <text:p>106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6">
                <text:p>106</text:p>
              </table:table-cell>
              <table:table-cell office:value-type="float" office:value="35.56">
                <text:p>35.56</text:p>
              </table:table-cell>
            </table:table-row>
            <table:table-row>
              <table:table-cell office:value-type="string">
                <text:p>58.300+120</text:p>
              </table:table-cell>
              <table:table-cell office:value-type="float" office:value="105">
                <text:p>105</text:p>
              </table:table-cell>
              <table:table-cell office:value-type="float" office:value="37.56">
                <text:p>37.56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100">
                <text:p>10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87">
                <text:p>87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96">
                <text:p>96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85">
                <text:p>85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58.300+30</text:p>
              </table:table-cell>
              <table:table-cell office:value-type="float" office:value="93">
                <text:p>93</text:p>
              </table:table-cell>
              <table:table-cell office:value-type="float" office:value="21.23">
                <text:p>21.23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9.500-2</text:p>
              </table:table-cell>
              <table:table-cell office:value-type="float" office:value="35">
                <text:p>35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100">
                <text:p>100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97">
                <text:p>9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100">
                <text:p>100</text:p>
              </table:table-cell>
              <table:table-cell office:value-type="float" office:value="17.03">
                <text:p>17.03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100">
                <text:p>100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62.400-160</text:p>
              </table:table-cell>
              <table:table-cell office:value-type="float" office:value="99">
                <text:p>99</text:p>
              </table:table-cell>
              <table:table-cell office:value-type="float" office:value="31.61">
                <text:p>31.61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6">
                <text:p>11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9">
                <text:p>119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8">
                <text:p>118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7">
                <text:p>11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2.400-80</text:p>
              </table:table-cell>
              <table:table-cell office:value-type="float" office:value="114">
                <text:p>114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110">
                <text:p>110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51">
                <text:p>51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111">
                <text:p>111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51">
                <text:p>51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62.400+160</text:p>
              </table:table-cell>
              <table:table-cell office:value-type="float" office:value="49">
                <text:p>49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46">
                <text:p>146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42">
                <text:p>142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43">
                <text:p>143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44">
                <text:p>144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62.400+40</text:p>
              </table:table-cell>
              <table:table-cell office:value-type="float" office:value="138">
                <text:p>138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5">
                <text:p>95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7">
                <text:p>97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7">
                <text:p>97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7">
                <text:p>97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68.400-160</text:p>
              </table:table-cell>
              <table:table-cell office:value-type="float" office:value="95">
                <text:p>9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7">
                <text:p>107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8">
                <text:p>108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6">
                <text:p>106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8">
                <text:p>108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68.400-80</text:p>
              </table:table-cell>
              <table:table-cell office:value-type="float" office:value="109">
                <text:p>10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8">
                <text:p>38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8">
                <text:p>38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8">
                <text:p>3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7">
                <text:p>37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string">
                <text:p>68.400+160</text:p>
              </table:table-cell>
              <table:table-cell office:value-type="float" office:value="38">
                <text:p>38</text:p>
              </table:table-cell>
              <table:table-cell office:value-type="float" office:value="61.04">
                <text:p>61.04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1">
                <text:p>131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4">
                <text:p>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8">
                <text:p>13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9">
                <text:p>139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68.400+40</text:p>
              </table:table-cell>
              <table:table-cell office:value-type="float" office:value="130">
                <text:p>1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4">
                <text:p>44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3">
                <text:p>43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2">
                <text:p>42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1">
                <text:p>41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9.200-40</text:p>
              </table:table-cell>
              <table:table-cell office:value-type="float" office:value="41">
                <text:p>41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62">
                <text:p>6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62">
                <text:p>62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54">
                <text:p>54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56">
                <text:p>56</text:p>
              </table:table-cell>
              <table:table-cell office:value-type="float" office:value="13.41">
                <text:p>13.41</text:p>
              </table:table-cell>
            </table:table-row>
            <table:table-row>
              <table:table-cell office:value-type="string">
                <text:p>9.200+20</text:p>
              </table:table-cell>
              <table:table-cell office:value-type="float" office:value="63">
                <text:p>63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string">
                <text:p>9.200+80</text:p>
              </table:table-cell>
              <table:table-cell office:value-type="float" office:value="0">
                <text:p>0</text:p>
              </table:table-cell>
              <table:table-cell office:value-type="float" office:value="24.57">
                <text:p>24.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